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 think the ideas behind it are beautiful in my mind</text:h>
      <text:p text:style-name="First_20_paragraph">When we came to the Libre Graphics Meeting for the first time in <text:span text:style-name="T1">2007</text:span>, we recorded this rare conversation with George Williams, developer of FontForge, the editing tool for fonts. We spoke about Shakespeare, Unicode, the pleasure of making beautiful things, and pottery.</text:p>
      <text:p text:style-name="Text_20_body"><text:span text:style-name="T1">FS</text:span>: We`re doing these interviews, as we’re working as designers on Open Source</text:p>
      <text:p text:style-name="Text_20_body"><text:span text:style-name="T1">GW</text:span>: OK.</text:p>
      <text:p text:style-name="Text_20_body"><text:span text:style-name="T1">FS</text:span>: With Open Source tools, as typographers, but often when we speak to developers they say <text:span text:style-name="T2">well,</text:span><text:span text:style-name="T2"> </text:span><text:span text:style-name="T2">tell</text:span><text:span text:style-name="T2"> </text:span><text:span text:style-name="T2">me</text:span><text:span text:style-name="T2"> </text:span><text:span text:style-name="T2">what</text:span><text:span text:style-name="T2"> </text:span><text:span text:style-name="T2">you</text:span><text:span text:style-name="T2"> </text:span><text:span text:style-name="T2">want</text:span>, or they see our interest in what they are doing as a kind of feature request or bug report.</text:p>
      <text:p text:style-name="Text_20_body"><text:span text:style-name="T1">GW</text:span>: (<text:span text:style-name="T2">laughs</text:span>) Yes.</text:p>
      <text:p text:style-name="Text_20_body"><text:span text:style-name="T1">FS</text:span>: Of course it’s clear that that’s the way it often works, but for us it’s also interesting to think about these tools as really tools, as ways of shaping work, to try and understand how they are made or who is making them. It can help us make other things. So this is actually what we want to talk about. To try and understand a bit about how you’ve been working on FontForge. Because that’s the project you’re working on.</text:p>
      <text:p text:style-name="Text_20_body"><text:span text:style-name="T1">GW</text:span>: OK.</text:p>
      <text:p text:style-name="Text_20_body"><text:span text:style-name="T1">FS</text:span>: And how that connects to other ideas of tools or tools’ shape that you make. These kind of things. So maybe first it’s good to talk about what it is that you make.</text:p>
      <text:p text:style-name="Text_20_body"><text:span text:style-name="T1">GW</text:span>: OK. Well… FontForge is a font editor.</text:p>
      <text:p text:style-name="Text_20_body">I started playing with fonts when I bought my first Macintosh, back in the early eighties (actually it was the mid-eighties) and my father studied textual bibliography and looked at the ways the printing technology of the Renaissance affected the publication of Shakespeare’s works. And what that meant about the errors in the compositions we see in the copies we have left from the Renaissance. So my father was very interested in Renaissance printing (and has written books on this subject) and somehow that meant that I was interested in fonts. I’m not quite sure how that connection happened, but it did. So I was interested in fonts. And there was this program that came out in the eighties called Fontographer which allowed you to create PostScript <text:note text:id="ftn1" text:note-class="footnote"><text:note-citation>1</text:note-citation><text:note-body><text:p text:style-name="Footnote">PostScript fonts are outline font specifications developed by Adobe Systems for professional digital typesetting, which uses PostScript file format to encode font information. </text:p></text:note-body></text:note> and later TrueType <text:note text:id="ftn2" text:note-class="footnote"><text:note-citation>2</text:note-citation><text:note-body><text:p text:style-name="Footnote">TrueType is an outline font standard developed by Apple and Microsoft in the late 1980s as a competitor to Adobe’s Type 1 fonts used in PostScript. </text:p></text:note-body></text:note> fonts. And I loved it. And I made lots of calligraphic fonts with it.</text:p>
      <text:p text:style-name="Text_20_body"><text:span text:style-name="T1">FS</text:span>: You were… like 20?</text:p>
      <text:h text:style-name="Heading_20_1" text:outline-level="1">sfds</text:h>
      <text:p text:style-name="First_20_paragraph"><text:span text:style-name="T1">GW</text:span>: I was 2030. Lets see, I was born in 1959, so in the eighties I was in my twenties mostly. And then Fontographer was bought up by Macromedia <text:note text:id="ftn3" text:note-class="footnote"><text:note-citation>3</text:note-citation><text:note-body><text:p text:style-name="Footnote">Macromedia was an American graphics, multimedia and web development software company (1992–2005). Its rival, Adobe Systems, acquired Macromedia on December 3, 2005. </text:p></text:note-body></text:note> who had no interest in it. They wanted FreeHand <text:note text:id="ftn4" text:note-class="footnote"><text:note-citation>4</text:note-citation><text:note-body><text:p text:style-name="Footnote">Adobe FreeHand (formerly Macromedia Freehand) is a computer application for creating two-dimensional vector graphics. Adobe discontinued development and updates to the program. </text:p></text:note-body></text:note> which was done by the same company. So they dropped Fon… well they continued to sell Fontographer but they didn’t update it. And then OpenType <text:note text:id="ftn5" text:note-class="footnote"><text:note-citation>5</text:note-citation><text:note-body><text:p text:style-name="Footnote">OpenType is a format for scalable computer fonts. It was built on its predecessor TrueType, retaining TrueType’s basic structure and adding many intricate data structures for prescribing typographic behavior. </text:p></text:note-body></text:note> came out and Unicode <text:note text:id="ftn6" text:note-class="footnote"><text:note-citation>6</text:note-citation><text:note-body><text:p text:style-name="Footnote">Unicode is a computing industry standard for the consistent encoding, representation, and handling of text expressed in most of the world’s writing systems. </text:p></text:note-body></text:note> came out and Fontographer didn’t do this right and it didn’t do that right… And I started making my own fonts, and I used Fontographer to provide the basis, and I started writing scripts that would add accents to latin letters and so on. And figured out the Type1 <text:note text:id="ftn7" text:note-class="footnote"><text:note-citation>7</text:note-citation><text:note-body><text:p text:style-name="Footnote">Type 1 is a font format for single-byte digital fonts for use with Adobe Type Manager software and with PostScript printers. It can support font hinting. It was originally a proprietary specification, but Adobe released the specification to third-party font manufacturers provided that all Type 1 fonts adhere to it. </text:p></text:note-body></text:note> format so that I could decompose it — decompose the Fontographer output so that I could add my own things to it. And then Fontographer didn’t do Type0 <text:note text:id="ftn8" text:note-class="footnote"><text:note-citation>8</text:note-citation><text:note-body><text:p text:style-name="Footnote">Type 0 is a ‘composite’ font format . A composite font is composed of a high-level font that references multiple descendent fonts. </text:p></text:note-body></text:note> PostScript fonts, so I figured that out.</text:p>
      <text:p text:style-name="Text_20_body">And about this time, the little company I was working for, a tiny little startup — we wrote a web HTML editor — where you could sit at your desk and edit pages on the web — it was before FrontPage <text:note text:id="ftn9" text:note-class="footnote"><text:note-citation>9</text:note-citation><text:note-body><text:p text:style-name="Footnote">Microsoft FrontPage is a WYSIWYG HTML editor and Web site administration tool from Microsoft discontinued in December 2006. </text:p></text:note-body></text:note>, but similar to FrontPage. And we were bought by AOL and then we were destroyed by AOL, but we had stock options from AOL and they went through the roof. So… in the late nineties I quit. And I didn’t have to work.</text:p>
      <text:p text:style-name="Text_20_body">And I went off to Madagascar for a while to see if I wanted to be a primatologist. And… I didn’t. There were too many leaches in the rainforest.</text:p>
      <text:p text:style-name="Text_20_body"><text:span text:style-name="T1">FS</text:span>: (<text:span text:style-name="T2">laughs</text:span>)</text:p>
      <text:p text:style-name="Text_20_body"><text:span text:style-name="T1">GW</text:span>: So I came back, and I wrote a font editor instead.</text:p>
      <text:p text:style-name="Text_20_body">And I put it up on the web and in late 99, and within a month someone gave me a bug report and was using it.</text:p>
      <text:p text:style-name="Text_20_body"><text:span text:style-name="T1">FS</text:span>: (<text:span text:style-name="T2">laughs</text:span>) So it took a month</text:p>
      <text:p text:style-name="Text_20_body"><text:span text:style-name="T1">GW</text:span>: Well, you know, there was no advertisement, it was just there, and someone found it and that was neat!</text:p>
      <text:p text:style-name="Text_20_body"><text:span text:style-name="T1">FS</text:span>: (<text:span text:style-name="T2">laughs</text:span>)</text:p>
      <text:p text:style-name="Text_20_body"><text:soft-page-break/><text:span text:style-name="T1">GW</text:span>: And that was called PfaEdit (because when it began it only did PostScript) and I… it just grew. And then — I don’t know — three, four, five years ago someone pointed out that PfaEdit wasn’t really appropriate any more, so I asked various users what would be a good name and a french guy said <text:span text:style-name="T2">How</text:span><text:span text:style-name="T2"> </text:span><text:span text:style-name="T2">’bout</text:span><text:span text:style-name="T2"> </text:span><text:span text:style-name="T2">FontForge?</text:span> So. It became FontForge then. — That’s a much better name than PfaEdit.</text:p>
      <text:p text:style-name="Text_20_body"><text:span text:style-name="T1">FS</text:span>: (<text:span text:style-name="T2">laughs</text:span>)</text:p>
      <text:p text:style-name="Text_20_body"><text:span text:style-name="T1">GW</text:span>: Used it ever since.</text:p>
      <text:p text:style-name="Text_20_body"><text:span text:style-name="T1">FS</text:span>: But your background… you talked about your father studying…</text:p>
      <text:p text:style-name="Text_20_body"><text:span text:style-name="T1">GW</text:span>: I grew up in a household where Shakespeare was quoted at me every day, and he was an English teacher, still is an English teacher, well, obviously retired but he still occasionally teaches, and has been working for about 30 years on one of those versions of Shakespeare where you have two lines of Shakespeare text at the top and the rest of the page is footnotes. And I went completely differently and became a mathematician and computer scientist and worked in those areas for almost twenty years and then went off and tried to do my own things.</text:p>
      <text:p text:style-name="Text_20_body"><text:span text:style-name="T1">FS</text:span>: So how did you become a mathematician?</text:p>
      <text:p text:style-name="Text_20_body"><text:span text:style-name="T1">GW</text:span>: (<text:span text:style-name="T2">pause</text:span>) I just liked it.</text:p>
      <text:p text:style-name="Text_20_body"><text:span text:style-name="T1">FS</text:span>: (<text:span text:style-name="T2">laughs</text:span>) <text:span text:style-name="T2">just</text:span><text:span text:style-name="T2"> </text:span><text:span text:style-name="T2">liked</text:span><text:span text:style-name="T2"> </text:span><text:span text:style-name="T2">it</text:span></text:p>
      <text:p text:style-name="Text_20_body"><text:span text:style-name="T1">GW</text:span>: I was good at it. I got pushed ahead in high school. It just never occurred to me that I’d do anything else — until I met a computer. And then I still did maths because I didn’t think computers were — appropriate — or — I was a snob. How about that.</text:p>
      <text:p text:style-name="Text_20_body"><text:span text:style-name="T1">FS</text:span>: (<text:span text:style-name="T2">laughs</text:span>)</text:p>
      <text:p text:style-name="Text_20_body"><text:span text:style-name="T1">GW</text:span>: But I spent all my time working on computers as I went through university. And then got my first job at JPL <text:note text:id="ftn10" text:note-class="footnote"><text:note-citation>10</text:note-citation><text:note-body><text:p text:style-name="Footnote">Jet Propulsion Laboratory</text:p></text:note-body></text:note> and shortly thereafter the shuttle <text:note text:id="ftn11" text:note-class="footnote"><text:note-citation>11</text:note-citation><text:note-body><text:p text:style-name="Footnote">The Space Shuttle Challenger disaster occurred on January 28, 1986, when the NASA Space Shuttle orbiter Challenger broke apart 73 seconds into its flight, leading to the deaths of its seven crew members. </text:p></text:note-body></text:note> blew up and we had some — some of our experiments — my little group — flew on the shuttle and some of them flew on an airplane which went over the US took special radar pictures of the US. We also took special radar pictures of the world from the shuttle (SIR-A, SIR-B, SIR-C). And then our airplane burned up. And JPL was not a very happy place to work after that. So then I went to a little company with some college friends of mine, that they’d started, created compilers and debuggers — do you know what those are?</text:p>
      <text:p text:style-name="Text_20_body"><text:span text:style-name="T1">FS</text:span>: Mm-hmm.</text:p>
      <text:p text:style-name="Text_20_body"><text:span text:style-name="T1">GW</text:span>: And I worked a long time on that, and then the internet came out and found another little company with some friends — and worked on HTML.</text:p>
      <text:p text:style-name="Text_20_body"><text:span text:style-name="T1">FS</text:span>: So when, before we moved, I was curious about, I wanted you to talk about a Shakespearian <text:soft-page-break/>influence on your interest in fonts. But on the other hand you talk about working in a company where you did HTML editors at the time you actually started, I think. So do you think that is somehow present… the web is somehow present in your — in how FontForge works? Or how fonts work or how you think about fonts?</text:p>
      <text:p text:style-name="Text_20_body"><text:span text:style-name="T1">GW</text:span>: I don’t think the web had much to do with my — well, that’s not true. OK, when I was working on the HTML editor, at the time, mid-90s, there weren’t any Unicode fonts, and so part of the reason I was writing all these scripts to add accents and get Type0 support in PostScript (which is what you need for a Unicode font) was because I needed a Unicode font for our HTML product.</text:p>
      <text:p text:style-name="Text_20_body">To that extent — yes-s-s-s.</text:p>
      <text:p text:style-name="Text_20_body">It had an effect. Aside from that, not really.</text:p>
      <text:p text:style-name="Text_20_body">The web has certainly allowed me to distribute it. Without the web I doubt anyone would know — I wouldn’t have any idea how to ‘market’ it. If that’s the right word for something that doesn’t get paid for. And certainly the web has provided a convenient infrastructure to do the documentation in.</text:p>
      <text:p text:style-name="Text_20_body">But — as for font design itself — that (the web) has certainly not affected me.</text:p>
      <text:p text:style-name="Text_20_body">Maybe with this creative commons talk that Jon Phillips was giving, there may be, at some point, a button that you can press to upload your fonts to the Open Font Library <text:note text:id="ftn12" text:note-class="footnote"><text:note-citation>12</text:note-citation><text:note-body><text:p text:style-name="Footnote">Open Font Library is a project devoted to the hosting and encouraged creation of fonts released under Free Licenses. </text:p></text:note-body></text:note> — but I haven’t gotten there yet, so I don’t want to promise that.</text:p>
      <text:p text:style-name="Text_20_body"><text:span text:style-name="T1">FS</text:span>: (<text:span text:style-name="T2">laughs</text:span>) But no, indeed there was – hearing you speak about ccHost <text:note text:id="ftn13" text:note-class="footnote"><text:note-citation>13</text:note-citation><text:note-body><text:p text:style-name="Footnote">ccHost is a web-based media hosting engine upon which Creative Commons’ ccMixter remix web community is built. </text:p></text:note-body></text:note> – that’s the…</text:p>
      <text:p text:style-name="Text_20_body"><text:span text:style-name="T1">GW</text:span>: Mm-hmm.</text:p>
      <text:p text:style-name="Text_20_body"><text:span text:style-name="T1">FS</text:span>: … Software we are talking about?</text:p>
      <text:p text:style-name="Text_20_body"><text:span text:style-name="T1">GW</text:span>: That’s what the Open Font Library uses, yes.</text:p>
      <text:p text:style-name="Text_20_body"><text:span text:style-name="T1">FS</text:span>: Yeah. And a connection to FontForge could change the way, not only how you distribute fonts, but also how you design fonts.</text:p>
      <text:p text:style-name="Text_20_body"><text:span text:style-name="T1">GW</text:span>: It — it might. I don’t know … I don’t have a view of the future.</text:p>
      <text:p text:style-name="Text_20_body">I guess to some extent, obviously font design has been affected by requiring it (the font) to be displayed on a small screen with a low resolution display. And there are all kinds of hacks in modern fonts formats for dealing with low resolution stuff. PostScript calls them hints and TrueType calls them instructions. They are different approaches to the same thing. But that, that certainly has affected font design in the last — well since PostScript came out.</text:p>
      <text:p text:style-name="Text_20_body">The web itself? I don’t think that has yet been a significant influence on font design, but then — <text:soft-page-break/>I’m no longer a designer. I discovered I was much better at designing font editors than at designing fonts.</text:p>
      <text:p text:style-name="Text_20_body">So I’ve given up on that aspect of things.</text:p>
      <text:p text:style-name="Text_20_body"><text:span text:style-name="T1">FS</text:span>: Mm-K, because I’m curious about your making a division about being a designer, or being a font-editor-maker, because for me that same definition of maker, these two things might be very related.</text:p>
      <text:p text:style-name="Text_20_body"><text:span text:style-name="T1">GW</text:span>: Well they are. And I only got in to doing it because the tools that were available to me were not adequate. But I have found since — that I’m not adequate at doing the design, there are many people who are better at designing — designing fonts, than I am. And I like to design fonts, but I have made some very ugly ones at times.</text:p>
      <text:p text:style-name="Text_20_body">And so I think I will — I’ll do that occasionally, but that’s not where I’m going to make a mark.</text:p>
      <text:p text:style-name="Text_20_body">Mostly now —</text:p>
      <text:p text:style-name="Text_20_body">I just don’t have the —</text:p>
      <text:p text:style-name="Text_20_body">The font editor itself takes up so much of time that I don’t have the energy, the enthusiasm, or anything like that to devote to another major creative project. And designing a font is a major creative project.</text:p>
      <text:p text:style-name="Text_20_body"><text:span text:style-name="T1">FS</text:span>: Well, can we talk about the major creative project of designing a font editor? I mean, because I’m curious how — how that is a creative project for you — how you look at that.</text:p>
      <text:p text:style-name="Text_20_body"><text:span text:style-name="T1">GW</text:span>: I look at it as a puzzle. And someone comes up to me with a problem, and I try and figure out how to solve it. And sometimes I don’t want to figure out how to solve it. But I feel I should anyway. And sometimes I don’t want to figure out how to solve it and I don’t.</text:p>
      <text:p text:style-name="Text_20_body">That’s one of the glories of being one’s own boss, you don’t have to do everything that you are asked.</text:p>
      <text:p text:style-name="Text_20_body">But — to me — it’s just a problem. And it’s a fascinating problem. But why is it fascinating? — That’s just me. No one else, probably, finds it fascinating. Or — the guys who design FontLab probably also find it fascinating, there are two or three other font design programs in the world. And they would also find it fascinating.</text:p>
      <text:p text:style-name="Text_20_body"><text:span text:style-name="T1">FS</text:span>: Can you give an example of something you would find fascinating?</text:p>
      <text:p text:style-name="Text_20_body"><text:span text:style-name="T1">GW</text:span>: Well. Dave Crossland who was sitting behind me at the end was talking to me today — he sat down — we started talking after lunch but on the way up the stairs — at first he was complaining that FontForge isn’t written with a standard widget set. So it looks different from everything else. And yes, it does. And I don’t care. Because this isn’t something which interests me.</text:p>
      <text:p text:style-name="Text_20_body">On the other hand he was saying that what he also wanted was a paragraph level display of the font. So that as he made changes in the font he could see a ripple effect in the paragraph.</text:p>
      <text:p text:style-name="Text_20_body"><text:soft-page-break/>Now I have a thing which does a word level display, but it doesn’t do multi-lines. Or it does multi-lines if you are doing Japanese (vertical writing mode) but it doesn’t do multi-columns then. So it’s either one vertical row or one horizontal row of glyphs.</text:p>
      <text:p text:style-name="Text_20_body">And I do also have a paragraph level display, but it is static. You bring it up and it takes the current snapshot of the font and it generates a real TrueType font and pass it off to the X Window <text:note text:id="ftn14" text:note-class="footnote"><text:note-citation>14</text:note-citation><text:note-body><text:p text:style-name="Footnote">The X Window System is a windowing system for bitmap displays, common on UNIX-like computer operating systems. X provides the basic framework for a GUI environment: drawing and moving windows on the display device and interacting with a mouse and keyboard. </text:p></text:note-body></text:note> rasterizer — passes it off to the standard Linux toolchain (FreeType) as that static font and asks that toolchain to display text.</text:p>
      <text:p text:style-name="Text_20_body">So what he’s saying is <text:span text:style-name="T2">OK,</text:span><text:span text:style-name="T2"> </text:span><text:span text:style-name="T2">do</text:span><text:span text:style-name="T2"> </text:span><text:span text:style-name="T2">that,</text:span><text:span text:style-name="T2"> </text:span><text:span text:style-name="T2">but</text:span><text:span text:style-name="T2"> </text:span><text:span text:style-name="T2">update</text:span><text:span text:style-name="T2"> </text:span><text:span text:style-name="T2">the</text:span><text:span text:style-name="T2"> </text:span><text:span text:style-name="T2">font</text:span><text:span text:style-name="T2"> </text:span><text:span text:style-name="T2">that</text:span><text:span text:style-name="T2"> </text:span><text:span text:style-name="T2">you</text:span><text:span text:style-name="T2"> </text:span><text:span text:style-name="T2">pass</text:span><text:span text:style-name="T2"> </text:span><text:span text:style-name="T2">off</text:span><text:span text:style-name="T2"> </text:span><text:span text:style-name="T2">every</text:span><text:span text:style-name="T2"> </text:span><text:span text:style-name="T2">now</text:span><text:span text:style-name="T2"> </text:span><text:span text:style-name="T2">and</text:span><text:span text:style-name="T2"> </text:span><text:span text:style-name="T2">then.</text:span> And <text:span text:style-name="T2">Yeah,</text:span><text:span text:style-name="T2"> </text:span><text:span text:style-name="T2">that’d</text:span><text:span text:style-name="T2"> </text:span><text:span text:style-name="T2">be</text:span><text:span text:style-name="T2"> </text:span><text:span text:style-name="T2">interesting</text:span><text:span text:style-name="T2"> </text:span><text:span text:style-name="T2">to</text:span><text:span text:style-name="T2"> </text:span><text:span text:style-name="T2">do.</text:span><text:span text:style-name="T2"> </text:span><text:span text:style-name="T2">That’s</text:span><text:span text:style-name="T2"> </text:span><text:span text:style-name="T2">an</text:span><text:span text:style-name="T2"> </text:span><text:span text:style-name="T2">interesting</text:span><text:span text:style-name="T2"> </text:span><text:span text:style-name="T2">project</text:span><text:span text:style-name="T2"> </text:span><text:span text:style-name="T2">to</text:span><text:span text:style-name="T2"> </text:span><text:span text:style-name="T2">work</text:span><text:span text:style-name="T2"> </text:span><text:span text:style-name="T2">on</text:span>. Much more interesting than changing my widget set which is just a lot of work and tedious. Because there is nothing to think about. It’s just <text:span text:style-name="T2">OK,</text:span><text:span text:style-name="T2"> </text:span><text:span text:style-name="T2">I’ve</text:span><text:span text:style-name="T2"> </text:span><text:span text:style-name="T2">got</text:span><text:span text:style-name="T2"> </text:span><text:span text:style-name="T2">to</text:span><text:span text:style-name="T2"> </text:span><text:span text:style-name="T2">use</text:span><text:span text:style-name="T2"> </text:span><text:span text:style-name="T2">this</text:span><text:span text:style-name="T2"> </text:span><text:span text:style-name="T2">widget</text:span><text:span text:style-name="T2"> </text:span><text:span text:style-name="T2">instead</text:span><text:span text:style-name="T2"> </text:span><text:span text:style-name="T2">of</text:span><text:span text:style-name="T2"> </text:span><text:span text:style-name="T2">my</text:span><text:span text:style-name="T2"> </text:span><text:span text:style-name="T2">widget.</text:span> My widget does exactly what I want — because I designed it that way — how do I make this thing, which I didn’t design, which I don’t know anything about, do exactly what I want?</text:p>
      <text:p text:style-name="Text_20_body">And — that’s dull. For me.</text:p>
      <text:p text:style-name="Text_20_body"><text:span text:style-name="T1">FS</text:span>: Yeah, well.</text:p>
      <text:p text:style-name="Text_20_body"><text:span text:style-name="T1">GW</text:span>: Dave, on the other hand, is very hopeful that he’ll find some poor fool who’ll take that on as a wonderful opportunity. And if he does, that would be great, because not having a standard widget set is one of the biggest complaints people have. Because FontForge doesn’t look like anything else. And people say <text:span text:style-name="T2">Well</text:span><text:span text:style-name="T2"> </text:span><text:span text:style-name="T2">the</text:span><text:span text:style-name="T2"> </text:span><text:span text:style-name="T2">grey</text:span><text:span text:style-name="T2"> </text:span><text:span text:style-name="T2">background</text:span><text:span text:style-name="T2"> </text:span><text:span text:style-name="T2">is</text:span><text:span text:style-name="T2"> </text:span><text:span text:style-name="T2">very</text:span><text:span text:style-name="T2"> </text:span><text:span text:style-name="T2">scary</text:span>. <text:note text:id="ftn15" text:note-class="footnote"><text:note-citation>15</text:note-citation><text:note-body><text:p text:style-name="Footnote">It used to have a grey background, now it has a white background</text:p></text:note-body></text:note></text:p>
      <text:p text:style-name="Text_20_body">I thought it was normal to have a grey background, but uh… that’s why we now have a white background. A white background may be equally scary, but no one has complained about it yet.</text:p>
      <text:p text:style-name="Text_20_body"><text:span text:style-name="T1">FS</text:span>: Try red.</text:p>
      <text:p text:style-name="Text_20_body"><text:span text:style-name="T1">GW</text:span>: I tried light blue and cream. One of them I was told gave people migraines — I don’t remember specifically what the comment was about the light blue, but</text:p>
      <text:p text:style-name="Text_20_body">(someone from <text:span text:style-name="Teletype">inkscape</text:span>): <text:span text:style-name="T2">Make</text:span><text:span text:style-name="T2"> </text:span><text:span text:style-name="T2">it</text:span><text:span text:style-name="T2"> </text:span><text:span text:style-name="T2">configurable.</text:span></text:p>
      <text:p text:style-name="Text_20_body"><text:span text:style-name="T1">GW</text:span>: Oh, it is configurable, but no one configures it.</text:p>
      <text:p text:style-name="Text_20_body">(someone from <text:span text:style-name="Teletype">inkscape</text:span>): <text:span text:style-name="T2">Yeah,</text:span><text:span text:style-name="T2"> </text:span><text:span text:style-name="T2">I</text:span><text:span text:style-name="T2"> </text:span><text:span text:style-name="T2">know.</text:span></text:p>
      <text:p text:style-name="Text_20_body"><text:span text:style-name="T1">GW</text:span>: So…</text:p>
      <text:p text:style-name="Text_20_body"><text:span text:style-name="T1">FS</text:span>: So, you talked about spending a lot of time on this project, how does that work, you get up in the morning and start working on FontForge? Or…</text:p>
      <text:p text:style-name="Text_20_body"><text:span text:style-name="T1">GW</text:span>: Well, I do many things. Some mornings, yes, I get up in the morning and I start working on FontForge and I cook breakfast in the background and eat breakfast and work on FontForge. <text:soft-page-break/>Some mornings I get up at four in the morning and go out running for a couple of hours and come back home and sort of collapse and eat a little bit and go off to yoga class and do a pilates class and do another yoga class and then go to my pottery class, and go to the farmers’ market and come home and I haven’t worked on FontForge at all. So it varies according to the day. But yes I…</text:p>
      <text:p text:style-name="Text_20_body">There was a period where I was spending 40, 50 hours a week working on FontForge, I don’t spend that much time on it now, it’s more like 20 hours, though the last month I got all excited about the release that I put out last Tuesday — today is Sunday. And so I was working really hard — probably got up to — oh — 30 hours some of that time. I was really excited about the change. All kinds of things were different — I put in Python scripting, which people had been asking for — well, I’m glad I’ve done it, but it was actually kind of boring, that bit — the stuff that came before was — fascinating.</text:p>
      <text:p text:style-name="Text_20_body"><text:span text:style-name="T1">FS</text:span>: Like?</text:p>
      <text:p text:style-name="Text_20_body"><text:span text:style-name="T1">GW</text:span>: I — are you familiar with the OpenType spec? No. OK. The way you… the way you specify ligatures and kerning in OpenType can be looked at at several different levels. And the way OpenType wants you to look at it, I felt, was unnecessarily complicated. So I didn’t look at it at that level. And then after about 5 years of looking at it that way I discovered that the reason I thought it was unnecessarily complicated was because I was only used to Latin or Cyrillic or Greek text, and for Latin, Cyrillic or Greek, it probably is unnecessarily complicated. But for Indic scripts it is not unnecessarily complicated, and you need all those things. So I ripped out all of the code for specifying strange glyph conversions. You know in Arabic a character looks different at the beginning of a word and so on? So that’s also handled in this area. And I ripped all that stuff out and redid it in the way that OpenType wanted it to be done and not the somewhat simplified but not sufficiently powerful method that I’d been using up until then.</text:p>
      <text:p text:style-name="Text_20_body">And that I found, quite fascinating.</text:p>
      <text:p text:style-name="Text_20_body">And once I’d done that, it opened up all kinds of little things that I could change that made the font editor itself bettitor. Better. Bettitor?</text:p>
      <text:p text:style-name="Text_20_body"><text:span text:style-name="T1">FS</text:span>: (<text:span text:style-name="T2">laughs</text:span>) That’s almost Dutch.</text:p>
      <text:p text:style-name="Text_20_body"><text:span text:style-name="T1">GW</text:span>: And so after I’d done that the display I talked about which could show a word — I realized that I should redo that to take advantage of what I had done. And so I redid that, and it’s now, it’s now much more usable. It now shows — at least I hope it shows — more of what people want to see when they are working with these transformations that apply to the font, there’s now a list of the various transformations, that can be enabled at any time and then it goes through and does them — whereas before it just sort of — well it did kerning, and if you asked it to it would substitute this glyph so you could see what it would look like — but it was all sort of — half-baked.</text:p>
      <text:p text:style-name="Text_20_body">It wasn’t very elegant.</text:p>
      <text:p text:style-name="Text_20_body">And — it’s much better now, and I’m quite proud of that.</text:p>
      <text:p text:style-name="Text_20_body"><text:soft-page-break/>It may crash — but it’s much better.</text:p>
      <text:p text:style-name="Text_20_body"><text:span text:style-name="T1">FS</text:span>: So you bring up half-baked, and when we met we talked about bread baking.</text:p>
      <text:p text:style-name="Text_20_body"><text:span text:style-name="T1">GW</text:span>: Oh, yes.</text:p>
      <text:p text:style-name="Text_20_body"><text:span text:style-name="T1">FS</text:span>: And the pleasure of handling a material when you know it well. Maybe make reliable bread — meaning that it comes out always the same way, but by your connection to the material you somehow — well — it’s a pleasure to do that. So, since you’ve said that, and we then went on talking about pottery — how clay might be of the same — give the same kind of pleasure. I’ve been trying to think — how does FontForge have that? Does it have that and where would you find it or how is the…</text:p>
      <text:p text:style-name="Text_20_body"><text:span text:style-name="T1">GW</text:span>: I like to make things. I like to make things that — in some strange definition are beautiful. I’m not sure how that applies to making bread, but my pots — I think I make beautiful pots. And I really like the glazing I put onto them.</text:p>
      <text:p text:style-name="Text_20_body">It’s harder to say that a font editor is beautiful. But I think the ideas behind it are beautiful in my mind — and in some sense I find the user interface beautiful. I’m not sure that anyone else in the world does, because it’s what I want, but I think it’s beautiful.</text:p>
      <text:p text:style-name="Text_20_body">And there’s a satisfaction in making something — in making something that’s beautiful. And there’s a satisfaction too (as far as the bread goes) in making something I need. I eat my own bread — that’s all the bread I eat (except for those few days when I get lazy and don’t get to make bread that day and have to put it off until the next day and have to eat something that day — but that doesn’t happen very often).</text:p>
      <text:p text:style-name="Text_20_body">So it’s just — I like making beautiful things.</text:p>
      <text:p text:style-name="Text_20_body"><text:span text:style-name="T1">FS</text:span>: OK, thank you.</text:p>
      <text:p text:style-name="Text_20_body"><text:span text:style-name="T1">GW</text:span>: Mm-hmm.</text:p>
      <text:p text:style-name="Text_20_body"><text:span text:style-name="T1">FS</text:span>: That was very nice, thank you very much.</text:p>
      <text:p text:style-name="Text_20_body"><text:span text:style-name="T1">GW</text:span>: Thank you. I have pictures of my pots if you’d like to see them?</text:p>
      <text:p text:style-name="Text_20_body"><text:span text:style-name="T1">FS</text:span>: Yes, I would very much like to see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